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5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ffff00"/>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6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1"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2313312490958351405"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8"><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3"/>
      <text:p text:style-name="P73">Я скосил глаз на стражника. Тот сжал губы, но надувшиеся щёки выдавали еле сдерживаемое ржание.</text:p>
      <text:p text:style-name="P73">Проклятье! Чёртов троллоло издевается надо мной! Лишь наше прибытие сдержало рвущиеся наружу ругательства.</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35">Селестия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soft-page-break/>…</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61"/>
      <text:p text:style-name="P15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34"><text:soft-page-break/><text:span text:style-name="T4"/></text:p>
      <text:p text:style-name="P34"><text:span text:style-name="T4">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span></text:p>
      <text:p text:style-name="P34"><text:span text:style-name="T4"/></text:p>
      <text:p text:style-name="P34"><text:span text:style-name="T4">– … Анонимус, вы меня слушаете? – мэр махала копытом у меня перед лицом.</text:span></text:p>
      <text:p text:style-name="P34"><text:span text:style-name="T4">–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span></text:p>
      <text:p text:style-name="P34"><text:span text:style-name="T4">–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вы обзаведётесь здесь массой друзей среди пони! И, может быть, даже…</text:span></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34"><text:span text:style-name="T4">–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их домов на любой вкус!</text:span></text:p>
      <text:p text:style-name="P34"><text:span text:style-name="T4"/></text:p>
      <text:p text:style-name="P158"><text:span text:style-name="T1">Нужно выбрать </text:span>из пары<text:span text:style-name="T1"> </text:span>гостинниц и <text:span text:style-name="T1">дюжины</text:span> пустующих <text:span text:style-name="T1">муниципальных </text:span>домов в разных частях городка.</text:p>
      <text:p text:style-name="P34"/>
      <text:p text:style-name="P34"/>
      <text:p text:style-name="P34"/>
      <text:p text:style-name="P34"><text:span text:style-name="T1">Гостиницы не для тебя </text:span><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королевскому любимчику, тебе хочется покоя.</text:span><text:span text:style-name="T54"> Да и собраться с мыслями проще в доме, избавленном от гостиничной</text:span><text:span text:style-name="T4"> </text:span><text:span text:style-name="T54">суеты и голосов за стенами.</text:span></text:p>
      <text:p text:style-name="P35"/>
      <text:p text:style-name="P35">–<text:span text:style-name="T1"> Вот этот подойдёт, </text:span>–<text:span text:style-name="T1"> я ткнул в квадратик, расположенный на окраине города.</text:span></text:p>
      <text:p text:style-name="P34"/>
      <text:p text:style-name="P34"/>
      <text:p text:style-name="P34"/>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text:soft-page-break/>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text:soft-page-break/>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text:soft-page-break/>–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text:soft-page-break/>–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text:soft-page-break/>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text:soft-page-break/>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text:soft-page-break/></text:p>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text:soft-page-break/>–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text:soft-page-break/></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text:soft-page-break/>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soft-page-break/>***</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text:soft-page-break/></text:p>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text:soft-page-break/></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text:soft-page-break/>–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text:span><text:span text:style-name="T11">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text:soft-page-break/>–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oft-page-break/><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oft-page-break/><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text:soft-page-break/>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text:soft-page-break/>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text:soft-page-break/>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text:soft-page-break/>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oft-page-break/><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oft-page-break/><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text:soft-page-break/>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text:soft-page-break/>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soft-page-break/></text:p>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text:soft-page-break/></text:p>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7"/>
      <text:p text:style-name="Standard"><text:span text:style-name="T20">P.S. Мне тебя не хватает. Сильно.</text:span><text:span text:style-name="T54">»</text:span></text:p>
      <text:p text:style-name="P50"/>
      <text:p text:style-name="P50"><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text:soft-page-break/>–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text:soft-page-break/></text:p>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text:soft-page-break/>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text:p>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text:soft-page-break/></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text:soft-page-break/>–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text:soft-page-break/>–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text:soft-page-break/>–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text:soft-page-break/>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oft-page-break/><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soft-page-break/>…</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1">– военное подразделение в 480 солдат</text:span></text:p></text:note-body></text:note></text:span><text:span text:style-name="T9"> перешли на сторону </text:span><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oft-page-break/><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text:soft-page-break/>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text:soft-page-break/>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text:soft-page-break/>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истерически расхохотался.</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5">Спустив пар, я скептически хмыкнул.</text:p>
      <text:p text:style-name="P105">–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text:soft-page-break/>–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6"><text:soft-page-break/></text:p>
      <text:p text:style-name="P106">Я подозрительно посмотрел на Анакорна.</text:p>
      <text:p text:style-name="P106"/>
      <text:p text:style-name="P105"><text:span text:style-name="T18">– </text:span><text:span text:style-name="T51">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17T00:37:39.27</dc:date>
    <meta:editing-duration>P152DT17H2M10S</meta:editing-duration>
    <meta:editing-cycles>970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8" meta:paragraph-count="4850" meta:word-count="107138" meta:character-count="681242"/>
  </office:meta>
</office:document-meta>
</file>